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1" style:family="table-row">
      <style:table-row-properties style:min-row-height="8.299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P1" style:family="paragraph" style:parent-style-name="Standard">
      <style:text-properties officeooo:paragraph-rsid="0008d03d"/>
    </style:style>
    <style:style style:name="P2" style:family="paragraph" style:parent-style-name="Standard">
      <style:text-properties officeooo:paragraph-rsid="000a802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0f9c3" officeooo:paragraph-rsid="0010f9c3" style:font-weight-asian="bold" style:font-weight-complex="bold"/>
    </style:style>
    <style:style style:name="P5" style:family="paragraph" style:parent-style-name="Standard">
      <style:text-properties fo:font-weight="bold" officeooo:rsid="00127aa1" officeooo:paragraph-rsid="00127aa1" style:font-weight-asian="bold" style:font-weight-complex="bold"/>
    </style:style>
    <style:style style:name="P6" style:family="paragraph" style:parent-style-name="Standard">
      <style:text-properties fo:font-weight="bold" officeooo:rsid="00159d74" officeooo:paragraph-rsid="00159d74" style:font-weight-asian="bold" style:font-weight-complex="bold"/>
    </style:style>
    <style:style style:name="P7" style:family="paragraph" style:parent-style-name="Standard">
      <style:text-properties fo:font-weight="bold" officeooo:rsid="00159d74" officeooo:paragraph-rsid="0008d03d" style:font-weight-asian="bold" style:font-weight-complex="bold"/>
    </style:style>
    <style:style style:name="P8" style:family="paragraph" style:parent-style-name="Standard">
      <style:text-properties fo:font-weight="bold" officeooo:rsid="001ad448" officeooo:paragraph-rsid="001ad448" style:font-weight-asian="bold" style:font-weight-complex="bold"/>
    </style:style>
    <style:style style:name="P9" style:family="paragraph" style:parent-style-name="Standard">
      <style:text-properties officeooo:paragraph-rsid="000b6512"/>
    </style:style>
    <style:style style:name="P10" style:family="paragraph" style:parent-style-name="Standard">
      <style:text-properties officeooo:rsid="000b6828" officeooo:paragraph-rsid="000b6828"/>
    </style:style>
    <style:style style:name="P11" style:family="paragraph" style:parent-style-name="Standard">
      <style:text-properties fo:font-size="10pt" officeooo:paragraph-rsid="0008d03d" style:font-size-asian="10pt" style:font-size-complex="10pt"/>
    </style:style>
    <style:style style:name="P12" style:family="paragraph" style:parent-style-name="Standard">
      <style:text-properties fo:font-size="10pt" officeooo:rsid="0014a985" officeooo:paragraph-rsid="0014a985" style:font-size-asian="10pt" style:font-size-complex="10pt"/>
    </style:style>
    <style:style style:name="P13" style:family="paragraph" style:parent-style-name="Standard">
      <style:text-properties fo:font-size="10pt" officeooo:rsid="001ad448" officeooo:paragraph-rsid="001ad448" style:font-size-asian="10pt" style:font-size-complex="10pt"/>
    </style:style>
    <style:style style:name="P14" style:family="paragraph" style:parent-style-name="Standard">
      <style:text-properties fo:font-size="10pt" officeooo:rsid="001e6edf" officeooo:paragraph-rsid="001e6edf" style:font-size-asian="10pt" style:font-size-complex="10pt"/>
    </style:style>
    <style:style style:name="P15" style:family="paragraph" style:parent-style-name="Standard">
      <style:text-properties fo:font-size="10pt" officeooo:rsid="00316eca" officeooo:paragraph-rsid="00316eca" style:font-size-asian="10pt" style:font-size-complex="10pt"/>
    </style:style>
    <style:style style:name="P16" style:family="paragraph" style:parent-style-name="Standard">
      <style:text-properties fo:font-size="10pt" fo:font-weight="normal" officeooo:rsid="000b6828" officeooo:paragraph-rsid="000b6828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bold" officeooo:rsid="0014a985" officeooo:paragraph-rsid="0014a985" style:font-size-asian="10pt" style:font-weight-asian="bold" style:font-size-complex="10pt" style:font-weight-complex="bold"/>
    </style:style>
    <style:style style:name="P18" style:family="paragraph" style:parent-style-name="Standard">
      <style:text-properties officeooo:rsid="000f00ed" officeooo:paragraph-rsid="000f00ed"/>
    </style:style>
    <style:style style:name="P19" style:family="paragraph" style:parent-style-name="Standard">
      <style:text-properties officeooo:rsid="0014a985" officeooo:paragraph-rsid="0014a985"/>
    </style:style>
    <style:style style:name="P20" style:family="paragraph" style:parent-style-name="Standard">
      <style:text-properties officeooo:rsid="001814d9" officeooo:paragraph-rsid="001814d9"/>
    </style:style>
    <style:style style:name="P21" style:family="paragraph" style:parent-style-name="Standard">
      <style:text-properties officeooo:paragraph-rsid="0012de4b"/>
    </style:style>
    <style:style style:name="P22" style:family="paragraph" style:parent-style-name="Standard">
      <style:text-properties officeooo:rsid="0018e7d7" officeooo:paragraph-rsid="0018e7d7"/>
    </style:style>
    <style:style style:name="P23" style:family="paragraph" style:parent-style-name="Standard">
      <style:text-properties officeooo:rsid="001ad448" officeooo:paragraph-rsid="001ad448"/>
    </style:style>
    <style:style style:name="P24" style:family="paragraph" style:parent-style-name="Standard">
      <style:text-properties officeooo:rsid="001e6edf" officeooo:paragraph-rsid="001e6edf"/>
    </style:style>
    <style:style style:name="P25" style:family="paragraph" style:parent-style-name="Standard">
      <style:text-properties officeooo:paragraph-rsid="001e6edf"/>
    </style:style>
    <style:style style:name="P26" style:family="paragraph" style:parent-style-name="Standard">
      <style:text-properties officeooo:rsid="00159d74" officeooo:paragraph-rsid="00159d74"/>
    </style:style>
    <style:style style:name="P27" style:family="paragraph" style:parent-style-name="Standard">
      <style:text-properties fo:font-size="12pt" officeooo:rsid="0020578f" officeooo:paragraph-rsid="0020578f" style:font-size-asian="10.5pt" style:font-size-complex="12pt"/>
    </style:style>
    <style:style style:name="P28" style:family="paragraph" style:parent-style-name="Standard">
      <style:text-properties fo:font-size="12pt" officeooo:rsid="00217336" officeooo:paragraph-rsid="00217336" style:font-size-asian="10.5pt" style:font-size-complex="12pt"/>
    </style:style>
    <style:style style:name="P29" style:family="paragraph" style:parent-style-name="Standard">
      <style:text-properties fo:font-size="12pt" officeooo:rsid="00289654" officeooo:paragraph-rsid="00289654" style:font-size-asian="10.5pt" style:font-size-complex="12pt"/>
    </style:style>
    <style:style style:name="P30" style:family="paragraph" style:parent-style-name="Standard">
      <style:text-properties fo:font-size="12pt" fo:font-weight="bold" officeooo:rsid="0020578f" officeooo:paragraph-rsid="0020578f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2233d9" officeooo:paragraph-rsid="002233d9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normal" officeooo:rsid="002233d9" officeooo:paragraph-rsid="002233d9" style:font-size-asian="10.5pt" style:font-weight-asian="normal" style:font-size-complex="12pt" style:font-weight-complex="normal"/>
    </style:style>
    <style:style style:name="P33" style:family="paragraph" style:parent-style-name="Standard">
      <style:text-properties officeooo:rsid="002daf81" officeooo:paragraph-rsid="002daf81"/>
    </style:style>
    <style:style style:name="P34" style:family="paragraph" style:parent-style-name="Standard">
      <style:text-properties style:text-underline-style="solid" style:text-underline-width="auto" style:text-underline-color="font-color" officeooo:rsid="002e06cd" officeooo:paragraph-rsid="002e06cd"/>
    </style:style>
    <style:style style:name="P35" style:family="paragraph" style:parent-style-name="Standard">
      <style:text-properties style:text-underline-style="solid" style:text-underline-width="auto" style:text-underline-color="font-color" officeooo:rsid="0030fb9a" officeooo:paragraph-rsid="0030fb9a"/>
    </style:style>
    <style:style style:name="P36" style:family="paragraph" style:parent-style-name="Standard">
      <style:text-properties style:text-underline-style="solid" style:text-underline-width="auto" style:text-underline-color="font-color" officeooo:rsid="00316eca" officeooo:paragraph-rsid="00316eca"/>
    </style:style>
    <style:style style:name="P37" style:family="paragraph" style:parent-style-name="Standard">
      <style:text-properties style:text-underline-style="solid" style:text-underline-width="auto" style:text-underline-color="font-color" officeooo:rsid="00320c68" officeooo:paragraph-rsid="00320c68"/>
    </style:style>
    <style:style style:name="P38" style:family="paragraph" style:parent-style-name="Standard">
      <style:text-properties officeooo:rsid="00323556" officeooo:paragraph-rsid="00323556"/>
    </style:style>
    <style:style style:name="P39" style:family="paragraph" style:parent-style-name="Standard">
      <style:text-properties officeooo:rsid="00334663" officeooo:paragraph-rsid="00334663"/>
    </style:style>
    <style:style style:name="P4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814d9" officeooo:paragraph-rsid="0008d03d"/>
    </style:style>
    <style:style style:name="P4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20578f" officeooo:paragraph-rsid="0008d03d" style:font-size-asian="10.5pt" style:font-size-complex="12pt"/>
    </style:style>
    <style:style style:name="P4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23556" officeooo:paragraph-rsid="001e6edf"/>
    </style:style>
    <style:style style:name="P4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34663" officeooo:paragraph-rsid="0008d03d"/>
    </style:style>
    <style:style style:name="P44" style:family="paragraph" style:parent-style-name="Standard">
      <style:text-properties fo:font-weight="bold" officeooo:rsid="0036d4f5" officeooo:paragraph-rsid="0038faf8" style:font-weight-asian="bold" style:font-weight-complex="bold"/>
    </style:style>
    <style:style style:name="P45" style:family="paragraph" style:parent-style-name="Standard">
      <style:text-properties fo:font-weight="bold" officeooo:rsid="0038faf8" officeooo:paragraph-rsid="0038faf8" style:font-weight-asian="bold" style:font-weight-complex="bold"/>
    </style:style>
    <style:style style:name="P46" style:family="paragraph" style:parent-style-name="Standard">
      <style:text-properties fo:font-weight="bold" officeooo:rsid="003e4683" officeooo:paragraph-rsid="003e4683" style:font-weight-asian="bold" style:font-weight-complex="bold"/>
    </style:style>
    <style:style style:name="P47" style:family="paragraph" style:parent-style-name="Standard">
      <style:text-properties fo:font-weight="bold" officeooo:rsid="003fbaf6" officeooo:paragraph-rsid="003fbaf6" style:font-weight-asian="bold" style:font-weight-complex="bold"/>
    </style:style>
    <style:style style:name="P48" style:family="paragraph" style:parent-style-name="Standard">
      <style:text-properties fo:font-weight="bold" officeooo:rsid="0044f629" officeooo:paragraph-rsid="0044f629" style:font-weight-asian="bold" style:font-weight-complex="bold"/>
    </style:style>
    <style:style style:name="P49" style:family="paragraph" style:parent-style-name="Standard">
      <style:text-properties fo:font-weight="bold" officeooo:rsid="0045f329" officeooo:paragraph-rsid="0047bc13" style:font-weight-asian="bold" style:font-weight-complex="bold"/>
    </style:style>
    <style:style style:name="P50" style:family="paragraph" style:parent-style-name="Standard">
      <style:text-properties fo:font-weight="bold" officeooo:rsid="0055f79e" officeooo:paragraph-rsid="0055f79e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6pt" fo:font-weight="bold" officeooo:rsid="0035ecf6" officeooo:paragraph-rsid="0035ecf6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6pt" fo:font-weight="bold" officeooo:rsid="003d7b2e" officeooo:paragraph-rsid="00423cf1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6pt" fo:font-weight="bold" officeooo:rsid="005a0518" officeooo:paragraph-rsid="005a0518" style:font-size-asian="14pt" style:font-weight-asian="bold" style:font-size-complex="16pt" style:font-weight-complex="bold"/>
    </style:style>
    <style:style style:name="P54" style:family="paragraph" style:parent-style-name="Standard">
      <style:text-properties officeooo:paragraph-rsid="0008d03d"/>
    </style:style>
    <style:style style:name="P55" style:family="paragraph" style:parent-style-name="Standard">
      <style:text-properties officeooo:rsid="0038faf8" officeooo:paragraph-rsid="0038faf8"/>
    </style:style>
    <style:style style:name="P56" style:family="paragraph" style:parent-style-name="Standard">
      <style:text-properties officeooo:paragraph-rsid="0038faf8"/>
    </style:style>
    <style:style style:name="P57" style:family="paragraph" style:parent-style-name="Standard">
      <style:text-properties officeooo:rsid="003d7b2e" officeooo:paragraph-rsid="003d7b2e"/>
    </style:style>
    <style:style style:name="P58" style:family="paragraph" style:parent-style-name="Standard">
      <style:text-properties officeooo:rsid="003e326b" officeooo:paragraph-rsid="003e326b"/>
    </style:style>
    <style:style style:name="P59" style:family="paragraph" style:parent-style-name="Standard">
      <style:text-properties officeooo:rsid="003e4683" officeooo:paragraph-rsid="003e4683"/>
    </style:style>
    <style:style style:name="P60" style:family="paragraph" style:parent-style-name="Standard">
      <style:text-properties officeooo:rsid="0045f329" officeooo:paragraph-rsid="0047bc13"/>
    </style:style>
    <style:style style:name="P61" style:family="paragraph" style:parent-style-name="Standard">
      <style:text-properties fo:font-size="10pt" officeooo:rsid="0045f329" officeooo:paragraph-rsid="0047bc13" style:font-size-asian="10pt" style:font-size-complex="10pt"/>
    </style:style>
    <style:style style:name="P62" style:family="paragraph" style:parent-style-name="Standard">
      <style:text-properties officeooo:paragraph-rsid="0047bc13"/>
    </style:style>
    <style:style style:name="P63" style:family="paragraph" style:parent-style-name="Standard">
      <style:text-properties officeooo:rsid="0055f79e" officeooo:paragraph-rsid="0055f79e"/>
    </style:style>
    <style:style style:name="P64" style:family="paragraph" style:parent-style-name="Standard">
      <style:text-properties officeooo:rsid="0056d21a" officeooo:paragraph-rsid="0056d21a"/>
    </style:style>
    <style:style style:name="P65" style:family="paragraph" style:parent-style-name="Standard">
      <style:text-properties fo:font-weight="normal" officeooo:paragraph-rsid="0008d03d" style:font-weight-asian="normal" style:font-weight-complex="normal"/>
    </style:style>
    <style:style style:name="P66" style:family="paragraph" style:parent-style-name="Standard">
      <style:text-properties fo:font-weight="normal" officeooo:paragraph-rsid="0056d21a" style:font-weight-asian="normal" style:font-weight-complex="normal"/>
    </style:style>
    <style:style style:name="P67" style:family="paragraph" style:parent-style-name="Standard">
      <style:text-properties officeooo:paragraph-rsid="0056d21a"/>
    </style:style>
    <style:style style:name="P6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3d7b2e" officeooo:paragraph-rsid="0038073d"/>
    </style:style>
    <style:style style:name="P6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5a0518" officeooo:paragraph-rsid="0056d21a"/>
    </style:style>
    <style:style style:name="P70" style:family="paragraph" style:parent-style-name="Table_20_Contents">
      <style:text-properties officeooo:rsid="0038faf8" officeooo:paragraph-rsid="0038faf8"/>
    </style:style>
    <style:style style:name="P71" style:family="paragraph" style:parent-style-name="Table_20_Contents">
      <style:text-properties fo:font-weight="bold" style:font-weight-asian="bold" style:font-weight-complex="bold"/>
    </style:style>
    <style:style style:name="P72" style:family="paragraph" style:parent-style-name="Table_20_Contents">
      <style:text-properties fo:font-weight="bold" officeooo:rsid="0038faf8" officeooo:paragraph-rsid="0038faf8" style:font-weight-asian="bold" style:font-weight-complex="bold"/>
    </style:style>
    <style:style style:name="P73" style:family="paragraph" style:parent-style-name="Table_20_Contents">
      <style:text-properties fo:font-weight="bold" officeooo:rsid="004120b9" style:font-weight-asian="bold" style:font-weight-complex="bold"/>
    </style:style>
    <style:style style:name="P74" style:family="paragraph" style:parent-style-name="Table_20_Contents">
      <style:text-properties fo:font-weight="bold" officeooo:rsid="004120b9" officeooo:paragraph-rsid="00449f88" style:font-weight-asian="bold" style:font-weight-complex="bold"/>
    </style:style>
    <style:style style:name="P75" style:family="paragraph" style:parent-style-name="Table_20_Contents">
      <style:text-properties fo:font-weight="bold" officeooo:rsid="0047bc13" officeooo:paragraph-rsid="004ac15a" style:font-weight-asian="bold" style:font-weight-complex="bold"/>
    </style:style>
    <style:style style:name="P76" style:family="paragraph" style:parent-style-name="Table_20_Contents">
      <style:text-properties fo:font-weight="bold" officeooo:rsid="004d861d" officeooo:paragraph-rsid="00538c4c" style:font-weight-asian="bold" style:font-weight-complex="bold"/>
    </style:style>
    <style:style style:name="P77" style:family="paragraph" style:parent-style-name="Table_20_Contents">
      <style:text-properties fo:font-weight="bold" officeooo:rsid="004e3729" officeooo:paragraph-rsid="004d861d" style:font-weight-asian="bold" style:font-weight-complex="bold"/>
    </style:style>
    <style:style style:name="P78" style:family="paragraph" style:parent-style-name="Table_20_Contents">
      <style:text-properties fo:font-weight="bold" officeooo:rsid="004e3729" officeooo:paragraph-rsid="004e3729" style:font-weight-asian="bold" style:font-weight-complex="bold"/>
    </style:style>
    <style:style style:name="P79" style:family="paragraph" style:parent-style-name="Table_20_Contents">
      <style:text-properties fo:font-weight="bold" officeooo:rsid="004e3729" officeooo:paragraph-rsid="00538c4c" style:font-weight-asian="bold" style:font-weight-complex="bold"/>
    </style:style>
    <style:style style:name="P80" style:family="paragraph" style:parent-style-name="Table_20_Contents">
      <style:text-properties fo:font-weight="bold" officeooo:rsid="0055f79e" officeooo:paragraph-rsid="0055f79e" style:font-weight-asian="bold" style:font-weight-complex="bold"/>
    </style:style>
    <style:style style:name="P81" style:family="paragraph" style:parent-style-name="Table_20_Contents">
      <style:text-properties officeooo:rsid="0047bc13" officeooo:paragraph-rsid="004ac15a"/>
    </style:style>
    <style:style style:name="P82" style:family="paragraph" style:parent-style-name="Table_20_Contents">
      <style:text-properties officeooo:rsid="00494b2b" officeooo:paragraph-rsid="00494b2b"/>
    </style:style>
    <style:style style:name="P83" style:family="paragraph" style:parent-style-name="Table_20_Contents">
      <style:text-properties officeooo:rsid="00494b2b" officeooo:paragraph-rsid="004ac15a"/>
    </style:style>
    <style:style style:name="P84" style:family="paragraph" style:parent-style-name="Table_20_Contents">
      <style:text-properties officeooo:rsid="00494b2b" officeooo:paragraph-rsid="004d861d"/>
    </style:style>
    <style:style style:name="P85" style:family="paragraph" style:parent-style-name="Table_20_Contents">
      <style:text-properties fo:font-size="10pt" officeooo:rsid="00494b2b" officeooo:paragraph-rsid="004ac15a" style:font-size-asian="10pt" style:font-size-complex="10pt"/>
    </style:style>
    <style:style style:name="P86" style:family="paragraph" style:parent-style-name="Table_20_Contents">
      <style:text-properties officeooo:paragraph-rsid="004ac15a"/>
    </style:style>
    <style:style style:name="P87" style:family="paragraph" style:parent-style-name="Table_20_Contents">
      <style:text-properties officeooo:rsid="004bcc66" officeooo:paragraph-rsid="004bcc66"/>
    </style:style>
    <style:style style:name="T1" style:family="text">
      <style:text-properties officeooo:rsid="000a487f"/>
    </style:style>
    <style:style style:name="T2" style:family="text">
      <style:text-properties officeooo:rsid="000b65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12" style:font-weight-asian="bold" style:font-weight-complex="bold"/>
    </style:style>
    <style:style style:name="T5" style:family="text">
      <style:text-properties fo:font-weight="bold" officeooo:rsid="0012de4b" style:font-weight-asian="bold" style:font-weight-complex="bold"/>
    </style:style>
    <style:style style:name="T6" style:family="text">
      <style:text-properties fo:font-weight="bold" officeooo:rsid="001e6edf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df5f3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47bc13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officeooo:rsid="00166d01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officeooo:rsid="0023f259" style:font-weight-asian="normal" style:font-weight-complex="normal"/>
    </style:style>
    <style:style style:name="T15" style:family="text">
      <style:text-properties officeooo:rsid="0012de4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3f259" style:font-weight-asian="normal" style:font-weight-complex="normal"/>
    </style:style>
    <style:style style:name="T18" style:family="text">
      <style:text-properties fo:font-weight="normal" officeooo:rsid="002644eb" style:font-weight-asian="normal" style:font-weight-complex="normal"/>
    </style:style>
    <style:style style:name="T19" style:family="text">
      <style:text-properties fo:font-weight="normal" officeooo:rsid="004d861d" style:font-weight-asian="normal" style:font-weight-complex="normal"/>
    </style:style>
    <style:style style:name="T20" style:family="text">
      <style:text-properties fo:font-weight="normal" officeooo:rsid="00520519" style:font-weight-asian="normal" style:font-weight-complex="normal"/>
    </style:style>
    <style:style style:name="T21" style:family="text">
      <style:text-properties style:text-underline-style="none" fo:font-weight="normal" officeooo:rsid="0023f259" style:font-weight-asian="normal" style:font-weight-complex="normal"/>
    </style:style>
    <style:style style:name="T22" style:family="text">
      <style:text-properties style:text-underline-style="none" fo:font-weight="normal" officeooo:rsid="0024b52f" style:font-weight-asian="normal" style:font-weight-complex="normal"/>
    </style:style>
    <style:style style:name="T23" style:family="text">
      <style:text-properties officeooo:rsid="002644eb"/>
    </style:style>
    <style:style style:name="T24" style:family="text">
      <style:text-properties officeooo:rsid="003e326b"/>
    </style:style>
    <style:style style:name="T25" style:family="text">
      <style:text-properties officeooo:rsid="004317af"/>
    </style:style>
    <style:style style:name="T26" style:family="text">
      <style:text-properties officeooo:rsid="0047bc13"/>
    </style:style>
    <style:style style:name="T27" style:family="text">
      <style:text-properties officeooo:rsid="004ac15a"/>
    </style:style>
    <style:style style:name="T28" style:family="text">
      <style:text-properties officeooo:rsid="0056bb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wardsdatascience.com/virtual-environments-104c62d48c54" text:style-name="Internet_20_link" text:visited-style-name="Visited_20_Internet_20_Link"><text:span text:style-name="T1">Virtual environment:</text:span></text:a><text:span text:style-name="T1"> <text:s text:c="6"/></text:span></text:p>
      <text:p text:style-name="P2"/>
      <text:p text:style-name="P2">A virtual environment is a Python tool for dependency management and project isolation. </text:p>
      <text:p text:style-name="P2"/>
      <text:p text:style-name="P2">They allow Python site packages (third party libraries) to be installed locally in an isolated directory for a particular project, as opposed to being installed globally (i.e. as part of a system-wide Python).</text:p>
      <text:p text:style-name="P1"/>
      <text:p text:style-name="P9"><text:span text:style-name="T4">How to install it: <text:s text:c="9"/></text:span><text:span text:style-name="T2">yum</text:span> install python3-virtualenv -y</text:p>
      <text:p text:style-name="P1"/>
      <text:p text:style-name="P10"><text:span text:style-name="T3">Create a new environment: <text:s/></text:span>Make sure that you are running it with a Python above version 3.3, <text:span text:style-name="T8">venv doesn’t work with versions below it.</text:span></text:p>
      <text:p text:style-name="P1"/>
      <text:p text:style-name="P1">[cloud_user@centos7 ~]$ <text:span text:style-name="T3">python3.7 -m venv new_virt</text:span></text:p>
      <text:p text:style-name="P1"/>
      <text:p text:style-name="P10">This is creating the folder (new environment) nev_virt in the current directory, <text:s/><text:span text:style-name="T7">/home/cloud_user/new_virt </text:span>in this example.</text:p>
      <text:p text:style-name="P10"/>
      <text:p text:style-name="P18">It creates the following directories by default:</text:p>
      <text:p text:style-name="P10"/>
      <text:p text:style-name="P16">[cloud_user@centos7 new_virt]$<text:span text:style-name="T3"> ls</text:span></text:p>
      <text:p text:style-name="P16">bin <text:s/>include <text:s/>lib <text:s/>lib64 <text:s/>pyvenv.cfg</text:p>
      <text:p text:style-name="P1"/>
      <text:p text:style-name="P4">How to activate the new environment:</text:p>
      <text:p text:style-name="P1"><text:span text:style-name="T9">[cloud_user@centos7 ~]$ </text:span><text:span text:style-name="T11">source new_virt/bin/activate</text:span></text:p>
      <text:p text:style-name="P11"><text:span text:style-name="T3">(new_virt) </text:span>[cloud_user@centos7 ~]$ </text:p>
      <text:p text:style-name="P1"/>
      <text:p text:style-name="P5">Deactivate it:</text:p>
      <text:p text:style-name="P1"><text:span text:style-name="T9">(new_virt) [cloud_user@centos7 ~]$ </text:span><text:span text:style-name="T11">deactivate </text:span></text:p>
      <text:p text:style-name="P11">[cloud_user@centos7 ~]$ </text:p>
      <text:p text:style-name="P41"/>
      <text:p text:style-name="P27"/>
      <text:p text:style-name="P30">Python interpreter:<text:span text:style-name="T16"> </text:span><text:span text:style-name="T18">There are two ways to use the interpreter, Interactive Mode and Script Mode.</text:span></text:p>
      <text:p text:style-name="P28"/>
      <text:p text:style-name="P29">When you run yum install python you are already installing the python interpreter.</text:p>
      <text:p text:style-name="P28"/>
      <text:p text:style-name="P31">Interactive <text:span text:style-name="T23">Mode</text:span>:<text:span text:style-name="T16"> Is REPL. </text:span><text:span text:style-name="T17">Type </text:span><text:span text:style-name="T14">python</text:span><text:span text:style-name="T21"> </text:span><text:span text:style-name="T22">and you will get the &gt;&gt;&gt;</text:span></text:p>
      <text:p text:style-name="P32"/>
      <text:p text:style-name="P28"/>
      <text:p text:style-name="P40"/>
      <text:p text:style-name="P20"/>
      <text:p text:style-name="P21"><text:span text:style-name="T5">Install Pip: </text:span><text:span text:style-name="T15">sudo yum install python3-pip</text:span></text:p>
      <text:p text:style-name="P1"/>
      <text:p text:style-name="P19"><text:span text:style-name="T13">Make sure that the python and pip versions are the same</text:span>, otherwise will install packages but for the wrong python version.</text:p>
      <text:p text:style-name="P19"/>
      <text:p text:style-name="P12">[cloud_user@centos7 ~]$ <text:span text:style-name="T3">python3.7 --version</text:span></text:p>
      <text:p text:style-name="P17">Python 3.7.3</text:p>
      <text:p text:style-name="P12">[cloud_user@centos7 ~]$ <text:span text:style-name="T3">pip --version</text:span></text:p>
      <text:p text:style-name="P12">pip 20.2.4 from /usr/local/lib/python3.7/site-packages/pip (<text:span text:style-name="T3">python 3.7</text:span>)</text:p>
      <text:p text:style-name="P7"/>
      <text:p text:style-name="P6">PIP:</text:p>
      <text:p text:style-name="P26">pip list → will give you a list of packages.</text:p>
      <text:p text:style-name="P1">pip search selinux <text:s/>→<text:span text:style-name="T12"> will check if is already installed and will tell you the last available version.</text:span></text:p>
      <text:p text:style-name="P1"><text:soft-page-break/></text:p>
      <text:p text:style-name="P3">Install / uninstall programs:</text:p>
      <text:p text:style-name="P1"/>
      <text:p text:style-name="P20">pip install selenium <text:s text:c="3"/>→ selenium is a package that allows the developer to control the browser.</text:p>
      <text:p text:style-name="P20">pip uninstall selenium</text:p>
      <text:p text:style-name="P20"/>
      <text:p text:style-name="P22">You can install it into a virtual environment, just get inside it and install selenium, or the package you want.</text:p>
      <text:p text:style-name="P1"/>
      <text:p text:style-name="P8">Upgrade PiP inside the virtual environment:</text:p>
      <text:p text:style-name="P23">If you try to install anything inside the venv you clould have this message after installing it:</text:p>
      <text:p text:style-name="P23"/>
      <text:p text:style-name="P13">You are using pip version 19.0.3, however version 20.3b1 is available.</text:p>
      <text:p text:style-name="P13">You should consider upgrading via the 'pip install --upgrade pip' command.</text:p>
      <text:p text:style-name="P1"/>
      <text:p text:style-name="P23">You will need to update pip like it says.</text:p>
      <text:p text:style-name="P1"/>
      <text:p text:style-name="P11">(new_virt) [root@centos7 ~]# <text:span text:style-name="T3">pip install --upgrade pip</text:span></text:p>
      <text:p text:style-name="P11">Collecting pip</text:p>
      <text:p text:style-name="P11"><text:s text:c="2"/>Using cached https://files.pythonhosted.org/packages/cb/28/91f26bd088ce8e22169032100d4260614fc3da435025ff389ef1d396a433/pip-20.2.4-py2.py3-none-any.whl</text:p>
      <text:p text:style-name="P11">Installing collected packages: pip</text:p>
      <text:p text:style-name="P11"><text:s text:c="2"/>Found existing installation: pip 19.0.3</text:p>
      <text:p text:style-name="P11"><text:s text:c="4"/>Uninstalling pip-19.0.3:</text:p>
      <text:p text:style-name="P11"><text:s text:c="6"/>Successfully uninstalled pip-19.0.3</text:p>
      <text:p text:style-name="P11">Successfully installed pip-20.2.4</text:p>
      <text:p text:style-name="P1"/>
      <text:p text:style-name="P25"><text:span text:style-name="T6">Pip Help: <text:s text:c="4"/></text:span>pip --help</text:p>
      <text:p text:style-name="P1"/>
      <text:p text:style-name="P24">You will see a list with the commands you can use with pip like:</text:p>
      <text:p text:style-name="P24"/>
      <text:p text:style-name="P24"><text:span text:style-name="T3">freeze</text:span>: <text:s/>Output installed packages in requirements format. Shows the packages you installed using PiP.</text:p>
      <text:p text:style-name="P24"/>
      <text:p text:style-name="P14">(new_virt) [root@centos7 ~]#<text:span text:style-name="T3"> pip freeze</text:span></text:p>
      <text:p text:style-name="P14">selenium==3.141.0</text:p>
      <text:p text:style-name="P14">urllib3==1.25.11</text:p>
      <text:p text:style-name="P24"/>
      <text:p text:style-name="P24">You can do a “backup” of these packages by doing: <text:s text:c="4"/><text:span text:style-name="T7"><text:s/>pip freeze &gt; requirements.txt </text:span></text:p>
      <text:p text:style-name="P24"/>
      <text:p text:style-name="P24">Then you can recover this backup and install the content of that file by doing: <text:s/></text:p>
      <text:p text:style-name="P24">pip install -f requirements.txt <text:s text:c="3"/></text:p>
      <text:p text:style-name="P42"/>
      <text:p text:style-name="P38"/>
      <text:p text:style-name="P33"><text:span text:style-name="T3">Dictionary:</text:span> Key value pair:</text:p>
      <text:p text:style-name="P33">dictionary = {'Name': 'Tom', 'Height': '6.2'}</text:p>
      <text:p text:style-name="P24"/>
      <text:p text:style-name="P34">Show the content of it:</text:p>
      <text:p text:style-name="P11">&gt;&gt;&gt; print(dictionary)</text:p>
      <text:p text:style-name="P11">{'Name': 'Tom', 'Height': '6.2'}</text:p>
      <text:p text:style-name="P1"/>
      <text:p text:style-name="P34">Show the value of the key ‘Name’</text:p>
      <text:p text:style-name="P11">&gt;&gt;&gt; print(dictionary['Name'])</text:p>
      <text:p text:style-name="P11">Tom</text:p>
      <text:p text:style-name="P34"><text:soft-page-break/>Show the value of the key ‘Height’</text:p>
      <text:p text:style-name="P11">&gt;&gt;&gt; print(dictionary['Height'])</text:p>
      <text:p text:style-name="P11">6.2</text:p>
      <text:p text:style-name="P1"/>
      <text:p text:style-name="P34">Change the value of the key ‘Height’</text:p>
      <text:p text:style-name="P11">&gt;&gt;&gt; dictionary['Height'] = 5.7</text:p>
      <text:p text:style-name="P11">&gt;&gt;&gt; print(dictionary['Height'])</text:p>
      <text:p text:style-name="P11">5.7</text:p>
      <text:p text:style-name="P1"/>
      <text:p text:style-name="P35">Delete a key value pair:</text:p>
      <text:p text:style-name="P11">&gt;&gt;&gt; del dictionary['Name']</text:p>
      <text:p text:style-name="P11">&gt;&gt;&gt; print(dictionary)</text:p>
      <text:p text:style-name="P11">{'Height': 5.7}</text:p>
      <text:p text:style-name="P1"/>
      <text:p text:style-name="P36">Clear all the content of the dictionary:</text:p>
      <text:p text:style-name="P15">&gt;&gt;&gt; dictionary.clear()</text:p>
      <text:p text:style-name="P15">&gt;&gt;&gt; print(dictionary)</text:p>
      <text:p text:style-name="P15">{}</text:p>
      <text:p text:style-name="P1"/>
      <text:p text:style-name="P37">Delete the dictionary:</text:p>
      <text:p text:style-name="P11">&gt;&gt;&gt; del dictionary</text:p>
      <text:p text:style-name="P11"/>
      <text:p text:style-name="P11">&gt;&gt;&gt; print(dictionary)</text:p>
      <text:p text:style-name="P11">Traceback (most recent call last):</text:p>
      <text:p text:style-name="P11"><text:s text:c="2"/>File "&lt;stdin&gt;", line 1, in &lt;module&gt;</text:p>
      <text:p text:style-name="P11">NameError: name 'dictionary' is not defined</text:p>
      <text:p text:style-name="P43"/>
      <text:p text:style-name="P39"/>
      <text:p text:style-name="P51">Assignment Operators:</text:p>
      <text:p text:style-name="P55"/>
      <text:p text:style-name="P55">If you want to operate with a variable you have to use the operator sight plus the equal to add this value to the variable.</text:p>
      <text:p text:style-name="P55"/>
      <text:p text:style-name="P55">Without the equal sign you will be able to operate but the new value won’t be stored in the variable</text:p>
      <text:p text:style-name="P55"/>
      <table:table table:name="Table1" table:style-name="Table1">
        <table:table-column table:style-name="Table1.A" table:number-columns-repeated="2"/>
        <table:table-row>
          <table:table-cell office:value-type="string">
            <text:p text:style-name="P44">Create the variable and assign it 10</text:p>
            <text:p text:style-name="P56">&gt;&gt;&gt; var =10</text:p>
            <text:p text:style-name="P56">&gt;&gt;&gt; var</text:p>
            <text:p text:style-name="P56">10</text:p>
            <text:p text:style-name="P56"/>
            <text:p text:style-name="P44">Add 10 to the variable:</text:p>
            <text:p text:style-name="P56">&gt;&gt;&gt; var = var + 10</text:p>
            <text:p text:style-name="P56">&gt;&gt;&gt; var</text:p>
            <text:p text:style-name="P56">20</text:p>
            <text:p text:style-name="P56"/>
            <text:p text:style-name="P44">Add 10 more using +=</text:p>
            <text:p text:style-name="P56">&gt;&gt;&gt; var <text:span text:style-name="T16">+= </text:span>10</text:p>
            <text:p text:style-name="P56">&gt;&gt;&gt; var</text:p>
            <text:p text:style-name="P56">30</text:p>
            <text:p text:style-name="P56"/>
            <text:p text:style-name="P45">Add x10:</text:p>
            <text:p text:style-name="P56">&gt;&gt;&gt; var <text:span text:style-name="T3">*= </text:span>10</text:p>
            <text:p text:style-name="P56">&gt;&gt;&gt; var</text:p>
            <text:p text:style-name="P56">300</text:p>
          </table:table-cell>
          <table:table-cell office:value-type="string">
            <text:p text:style-name="P72">X10 to the variable:</text:p>
            <text:p text:style-name="P70">&gt;&gt;&gt; var * 10</text:p>
            <text:p text:style-name="P70">3000.0</text:p>
            <text:p text:style-name="P70"/>
            <text:p text:style-name="P72">The var value doesn’t change:</text:p>
            <text:p text:style-name="P70">&gt;&gt;&gt; var</text:p>
            <text:p text:style-name="P70">300.0</text:p>
          </table:table-cell>
        </table:table-row>
      </table:table>
      <text:p text:style-name="P68"><text:soft-page-break/></text:p>
      <text:p text:style-name="P57"/>
      <text:p text:style-name="P52">Bitwise Operators: <text:span text:style-name="T24">bin()</text:span></text:p>
      <text:p text:style-name="P1"/>
      <text:p text:style-name="P58"><text:a xlink:type="simple" xlink:href="https://www.tutorialspoint.com/python/bitwise_operators_example.htm" text:style-name="Internet_20_link" text:visited-style-name="Visited_20_Internet_20_Link">This is about binaries.</text:a> We will use the function <text:span text:style-name="T3">bin()</text:span></text:p>
      <text:p text:style-name="P1"/>
      <text:p text:style-name="P46">Create the varianbles a and b:</text:p>
      <text:p text:style-name="P1">&gt;&gt;&gt; a = 0b11110000</text:p>
      <text:p text:style-name="P1">&gt;&gt;&gt; b = 0b11001100</text:p>
      <text:p text:style-name="P1"/>
      <text:p text:style-name="P59">When the value of the variable starts with <text:span text:style-name="T3">0b</text:span> will be interpreted as a binary value.</text:p>
      <text:p text:style-name="P59"/>
      <table:table table:name="Table2" table:style-name="Table2">
        <table:table-column table:style-name="Table2.A" table:number-columns-repeated="2"/>
        <table:table-row>
          <table:table-cell office:value-type="string">
            <text:p text:style-name="P74">0, 1, 2 and 3 are in Decimal notation</text:p>
            <text:p text:style-name="Table_20_Contents"/>
            <text:p text:style-name="Table_20_Contents">&gt;&gt;&gt; c = 0b0</text:p>
            <text:p text:style-name="Table_20_Contents">&gt;&gt;&gt; c</text:p>
            <text:p text:style-name="Table_20_Contents"><text:span text:style-name="T3">0</text:span></text:p>
            <text:p text:style-name="Table_20_Contents"><text:span text:style-name="T3"/></text:p>
            <text:p text:style-name="Table_20_Contents">&gt;&gt;&gt; c = 0b1</text:p>
            <text:p text:style-name="Table_20_Contents">&gt;&gt;&gt; c</text:p>
            <text:p text:style-name="P71">1</text:p>
            <text:p text:style-name="Table_20_Contents"/>
            <text:p text:style-name="Table_20_Contents">&gt;&gt;&gt; c = 0b010</text:p>
            <text:p text:style-name="Table_20_Contents">&gt;&gt;&gt; c</text:p>
            <text:p text:style-name="P71">2</text:p>
            <text:p text:style-name="Table_20_Contents"/>
            <text:p text:style-name="Table_20_Contents">&gt;&gt;&gt; c = 0b011</text:p>
            <text:p text:style-name="Table_20_Contents">&gt;&gt;&gt; c</text:p>
            <text:p text:style-name="P71">3</text:p>
            <text:p text:style-name="P73"/>
          </table:table-cell>
          <table:table-cell office:value-type="string">
            <text:p text:style-name="P47">Now create new binary values for a and b:</text:p>
            <text:p text:style-name="P1">&gt;&gt;&gt; a = 0b11110000</text:p>
            <text:p text:style-name="P1">&gt;&gt;&gt; b = 0b11001100</text:p>
            <text:p text:style-name="P1"/>
            <text:p text:style-name="P47">Print <text:span text:style-name="T25">out</text:span> content <text:span text:style-name="T25">in binary notation</text:span>:</text:p>
            <text:p text:style-name="P1">&gt;&gt;&gt; print(bin(a))</text:p>
            <text:p text:style-name="P1">0b11110000</text:p>
            <text:p text:style-name="P1"/>
            <text:p text:style-name="P1">&gt;&gt;&gt; print(bin(b))</text:p>
            <text:p text:style-name="P1">0b11001100</text:p>
            <text:p text:style-name="P1"/>
            <text:p text:style-name="P48">Show both contents:</text:p>
            <text:p text:style-name="P1">&gt;&gt;&gt; print(bin(a) + "\n" + bin(b))</text:p>
            <text:p text:style-name="P1">0b11110000</text:p>
            <text:p text:style-name="P1">0b11001100</text:p>
          </table:table-cell>
        </table:table-row>
      </table:table>
      <text:p text:style-name="P59"/>
      <table:table table:name="Table3" table:style-name="Table3">
        <table:table-column table:style-name="Table3.A" table:number-columns-repeated="2"/>
        <table:table-row table:style-name="Table3.1">
          <table:table-cell office:value-type="string">
            <text:p text:style-name="P62">&gt;&gt;&gt; print(bin(a) + "\n" + bin(b))</text:p>
            <text:p text:style-name="P62">0b11110000</text:p>
            <text:p text:style-name="P62">0b11001100</text:p>
            <text:p text:style-name="P62"/>
            <text:p text:style-name="P49">Combining a and b <text:span text:style-name="T26">using AND:</text:span></text:p>
            <text:p text:style-name="P60">1 and 1 will produce 1</text:p>
            <text:p text:style-name="P60">0 and 1 or 0 and 0 will produce 0</text:p>
            <text:p text:style-name="P60"/>
            <text:p text:style-name="P62">&gt;&gt;&gt; bin(a&amp;b)</text:p>
            <text:p text:style-name="P62">'0b11000000'</text:p>
            <text:p text:style-name="P61"/>
            <text:p text:style-name="P75">Using OR:</text:p>
            <text:p text:style-name="P83">Only in the case that both are 0 will be 0</text:p>
            <text:p text:style-name="P85">The rest will became 1</text:p>
            <text:p text:style-name="P85"/>
            <text:p text:style-name="P81">&gt;&gt;&gt; bin(a|b)</text:p>
            <text:p text:style-name="P86"><text:span text:style-name="T10">'0b11111100'</text:span></text:p>
          </table:table-cell>
          <table:table-cell office:value-type="string">
            <text:p text:style-name="P84"><text:span text:style-name="T3">Using XOR:</text:span><text:span text:style-name="T16"> </text:span><text:span text:style-name="T19">Caret sign </text:span><text:span text:style-name="T16">^</text:span></text:p>
            <text:p text:style-name="P83"><text:span text:style-name="T27">I</text:span>f both are ones <text:span text:style-name="T27">or zeroes </text:span>it will be a 0</text:p>
            <text:p text:style-name="P82"/>
            <text:p text:style-name="P82">&gt;&gt;&gt; bin(a^b)</text:p>
            <text:p text:style-name="P82">'0b111100'</text:p>
            <text:p text:style-name="P82"/>
            <text:p text:style-name="P87">Python skips the first 2 zeroes by default:</text:p>
            <text:p text:style-name="P87">0b111100</text:p>
            <text:p text:style-name="P87">0b00111100 are the same, will have the same Decimal notation value.</text:p>
            <text:p text:style-name="P87"/>
            <text:p text:style-name="P77"><text:span text:style-name="T20"/></text:p>
            <text:p text:style-name="P78"><text:span text:style-name="T16"/></text:p>
          </table:table-cell>
        </table:table-row>
      </table:table>
      <text:p text:style-name="P1"/>
      <text:p text:style-name="P76">Left and right shifts: &gt;&gt; , &lt;&lt;</text:p>
      <text:p text:style-name="P79"><text:span text:style-name="T16">Zero’s on the left doesn’t change the value.</text:span></text:p>
      <text:p text:style-name="P79"><text:span text:style-name="T16">Zero’s on the right changes de value:</text:span></text:p>
      <text:p text:style-name="P80"><text:soft-page-break/>Right shift: <text:span text:style-name="T28">Don’t change the value</text:span></text:p>
      <text:p text:style-name="P79"><text:span text:style-name="T16">&gt;&gt;&gt; print(bin(b) + "\n" + bin(b</text:span> &gt;&gt;<text:span text:style-name="T16"> 3) + "\n" + "0b</text:span>00<text:span text:style-name="T16">011001")</text:span></text:p>
      <text:p text:style-name="P79"><text:span text:style-name="T16">0b11001100</text:span></text:p>
      <text:p text:style-name="P79"><text:span text:style-name="T16">0b11001 <text:s/>→</text:span><text:span text:style-name="T20"> this </text:span></text:p>
      <text:p text:style-name="P79"><text:span text:style-name="T16">0b00011001 →</text:span><text:span text:style-name="T20"> and this are the same</text:span></text:p>
      <text:p text:style-name="P1"/>
      <text:p text:style-name="P50">Left shift: <text:span text:style-name="T28">Change the value</text:span></text:p>
      <text:p text:style-name="P63">Zero’s at the end change the value:</text:p>
      <text:p text:style-name="P1">&gt;&gt;&gt; bin(a &lt;&lt; 2)</text:p>
      <text:p text:style-name="P1">'0b1111000000'</text:p>
      <text:p text:style-name="P1"/>
      <text:p text:style-name="P63">You can see that both have different Decimal notation:</text:p>
      <text:p text:style-name="P1">&gt;&gt;&gt; 0b1111000000</text:p>
      <text:p text:style-name="P1">960</text:p>
      <text:p text:style-name="P1">&gt;&gt;&gt; 0b11110000</text:p>
      <text:p text:style-name="P1">240</text:p>
      <text:p text:style-name="P1"/>
      <text:p text:style-name="P1"/>
      <text:p text:style-name="P64">I don’t understand the next part, will move to the next leson because I never saw no one working with binaries while doing sys admin scripts:</text:p>
      <table:table table:name="Table4" table:style-name="Table4">
        <table:table-column table:style-name="Table4.A" table:number-columns-repeated="2"/>
        <table:table-row>
          <table:table-cell office:value-type="string">
            <text:p text:style-name="P64">&gt;&gt;&gt; bin(b)</text:p>
            <text:p text:style-name="P64">'0b11001100'</text:p>
            <text:p text:style-name="P67">&gt;&gt;&gt; b</text:p>
            <text:p text:style-name="P67">204</text:p>
            <text:p text:style-name="P67"/>
            <text:p text:style-name="P67">&gt;&gt;&gt; b &gt;&gt; 3</text:p>
            <text:p text:style-name="P67">25</text:p>
            <text:p text:style-name="P67">&gt;&gt;&gt; b</text:p>
            <text:p text:style-name="P67">204</text:p>
            <text:p text:style-name="P67">&gt;&gt;&gt; b &gt;&gt; 4</text:p>
            <text:p text:style-name="P67">12</text:p>
            <text:p text:style-name="P67">&gt;&gt;&gt; b &gt;&gt; 5</text:p>
            <text:p text:style-name="P67">6</text:p>
          </table:table-cell>
          <table:table-cell office:value-type="string">
            <text:p text:style-name="P66">&gt;&gt;&gt; b &lt;&lt; 5</text:p>
            <text:p text:style-name="P66">6528</text:p>
            <text:p text:style-name="P66"/>
            <text:p text:style-name="P66">&gt;&gt;&gt; b &lt;&lt; 50</text:p>
            <text:p text:style-name="P66">229683580995895296</text:p>
          </table:table-cell>
        </table:table-row>
      </table:table>
      <text:p text:style-name="P64"/>
      <text:p text:style-name="P64"/>
      <text:p text:style-name="P69"/>
      <text:p text:style-name="P53">sdn</text:p>
      <text:p text:style-name="P64"/>
      <text:p text:style-name="P64"/>
      <text:p text:style-name="P67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1:11:35.516171484</meta:creation-date>
    <meta:generator>LibreOffice/6.0.7.3$Linux_X86_64 LibreOffice_project/00m0$Build-3</meta:generator>
    <dc:date>2020-12-18T11:54:56.604428712</dc:date>
    <meta:editing-duration>PT5H14M32S</meta:editing-duration>
    <meta:editing-cycles>72</meta:editing-cycles>
    <meta:document-statistic meta:table-count="4" meta:image-count="0" meta:object-count="0" meta:page-count="5" meta:paragraph-count="194" meta:word-count="1026" meta:character-count="6154" meta:non-whitespace-character-count="5262"/>
  </office:meta>
</office:document-meta>
</file>